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5.315cm"/>
    </style:style>
    <style:style style:name="gr3" style:family="graphic" style:parent-style-name="objectwithoutfill">
      <style:graphic-properties draw:stroke="dash" draw:stroke-dash="Fine_20_Dashed" draw:marker-start="Rounded_20_short_20_Arrow" draw:marker-end="Rounded_20_short_20_Arrow" draw:fill="none" draw:textarea-vertical-align="middle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objectwithoutfill">
      <style:graphic-properties draw:marker-start="Arrow" draw:stroke-linejoin="round" svg:stroke-linecap="butt" draw:fill="none" draw:textarea-vertical-align="middle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95cm" fo:min-width="4.22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972cm" fo:min-width="4.222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934cm" fo:min-width="4.22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882cm" fo:min-width="4.232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522cm" fo:min-width="4.272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71cm" fo:min-width="1.06cm" fo:padding-top="0.142cm" fo:padding-bottom="0.142cm" fo:padding-left="0.267cm" fo:padding-right="0.267cm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objectwithoutfill">
      <style:graphic-properties draw:stroke="dash" draw:stroke-dash="Fine_20_Dashed" draw:marker-end="Rounded_20_short_20_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cm" svg:y1="8cm" svg:x2="13cm" svg:y2="8cm">
          <text:p/>
        </draw:line>
        <draw:line draw:style-name="gr1" draw:text-style-name="P1" draw:layer="layout" svg:x1="7cm" svg:y1="9cm" svg:x2="13cm" svg:y2="9cm">
          <text:p/>
        </draw:line>
        <draw:line draw:style-name="gr1" draw:text-style-name="P1" draw:layer="layout" svg:x1="13cm" svg:y1="8cm" svg:x2="13cm" svg:y2="9cm">
          <text:p/>
        </draw:line>
        <draw:line draw:style-name="gr1" draw:text-style-name="P1" draw:layer="layout" svg:x1="12cm" svg:y1="8cm" svg:x2="12cm" svg:y2="9cm">
          <text:p/>
        </draw:line>
        <draw:line draw:style-name="gr1" draw:text-style-name="P1" draw:layer="layout" svg:x1="11cm" svg:y1="8cm" svg:x2="11cm" svg:y2="9cm">
          <text:p/>
        </draw:line>
        <draw:line draw:style-name="gr1" draw:text-style-name="P1" draw:layer="layout" svg:x1="10cm" svg:y1="8cm" svg:x2="10cm" svg:y2="9cm">
          <text:p/>
        </draw:line>
        <draw:line draw:style-name="gr1" draw:text-style-name="P1" draw:layer="layout" svg:x1="9cm" svg:y1="8cm" svg:x2="9cm" svg:y2="9cm">
          <text:p/>
        </draw:line>
        <draw:line draw:style-name="gr1" draw:text-style-name="P1" draw:layer="layout" svg:x1="8cm" svg:y1="8cm" svg:x2="8cm" svg:y2="9cm">
          <text:p/>
        </draw:line>
        <draw:frame draw:style-name="gr2" draw:text-style-name="P2" draw:layer="layout" svg:width="5.815cm" svg:height="1.207cm" svg:x="7.091cm" svg:y="9.092cm">
          <draw:text-box>
            <text:p><text:span text:style-name="T1"/></text:p>
            <text:p><text:span text:style-name="T1">asl_workflow_events Queue</text:span></text:p>
          </draw:text-box>
        </draw:frame>
        <draw:line draw:style-name="gr3" draw:text-style-name="P1" draw:layer="layout" svg:x1="13cm" svg:y1="8.2cm" svg:x2="16cm" svg:y2="4.6cm">
          <text:p/>
        </draw:line>
        <draw:line draw:style-name="gr3" draw:text-style-name="P1" draw:layer="layout" svg:x1="13cm" svg:y1="8.5cm" svg:x2="16cm" svg:y2="8.5cm">
          <text:p/>
        </draw:line>
        <draw:line draw:style-name="gr3" draw:text-style-name="P1" draw:layer="layout" svg:x1="13cm" svg:y1="8.7cm" svg:x2="16cm" svg:y2="12.6cm">
          <text:p/>
        </draw:line>
        <draw:line draw:style-name="gr3" draw:text-style-name="P1" draw:layer="layout" svg:x1="13cm" svg:y1="8.9cm" svg:x2="16cm" svg:y2="16.8cm">
          <text:p/>
        </draw:line>
        <draw:g>
          <draw:line draw:style-name="gr1" draw:text-style-name="P1" draw:layer="layout" svg:x1="16.4cm" svg:y1="2.394cm" svg:x2="20.4cm" svg:y2="2.394cm">
            <text:p/>
          </draw:line>
          <draw:line draw:style-name="gr1" draw:text-style-name="P1" draw:layer="layout" svg:x1="16.4cm" svg:y1="3cm" svg:x2="20.4cm" svg:y2="3cm">
            <text:p/>
          </draw:line>
          <draw:line draw:style-name="gr1" draw:text-style-name="P1" draw:layer="layout" svg:x1="20.4cm" svg:y1="2.394cm" svg:x2="20.4cm" svg:y2="3cm">
            <text:p/>
          </draw:line>
          <draw:line draw:style-name="gr1" draw:text-style-name="P1" draw:layer="layout" svg:x1="19.733cm" svg:y1="2.394cm" svg:x2="19.733cm" svg:y2="3cm">
            <text:p/>
          </draw:line>
          <draw:line draw:style-name="gr1" draw:text-style-name="P1" draw:layer="layout" svg:x1="19.067cm" svg:y1="2.394cm" svg:x2="19.067cm" svg:y2="3cm">
            <text:p/>
          </draw:line>
          <draw:line draw:style-name="gr1" draw:text-style-name="P1" draw:layer="layout" svg:x1="18.4cm" svg:y1="2.394cm" svg:x2="18.4cm" svg:y2="3cm">
            <text:p/>
          </draw:line>
          <draw:line draw:style-name="gr1" draw:text-style-name="P1" draw:layer="layout" svg:x1="17.733cm" svg:y1="2.394cm" svg:x2="17.733cm" svg:y2="3cm">
            <text:p/>
          </draw:line>
          <draw:line draw:style-name="gr1" draw:text-style-name="P1" draw:layer="layout" svg:x1="17.067cm" svg:y1="2.394cm" svg:x2="17.067cm" svg:y2="3cm">
            <text:p/>
          </draw:line>
        </draw:g>
        <draw:g>
          <draw:line draw:style-name="gr1" draw:text-style-name="P1" draw:layer="layout" svg:x1="16.4cm" svg:y1="6.394cm" svg:x2="20.4cm" svg:y2="6.394cm">
            <text:p/>
          </draw:line>
          <draw:line draw:style-name="gr1" draw:text-style-name="P1" draw:layer="layout" svg:x1="16.4cm" svg:y1="7cm" svg:x2="20.4cm" svg:y2="7cm">
            <text:p/>
          </draw:line>
          <draw:line draw:style-name="gr1" draw:text-style-name="P1" draw:layer="layout" svg:x1="20.4cm" svg:y1="6.394cm" svg:x2="20.4cm" svg:y2="7cm">
            <text:p/>
          </draw:line>
          <draw:line draw:style-name="gr1" draw:text-style-name="P1" draw:layer="layout" svg:x1="19.733cm" svg:y1="6.394cm" svg:x2="19.733cm" svg:y2="7cm">
            <text:p/>
          </draw:line>
          <draw:line draw:style-name="gr1" draw:text-style-name="P1" draw:layer="layout" svg:x1="19.067cm" svg:y1="6.394cm" svg:x2="19.067cm" svg:y2="7cm">
            <text:p/>
          </draw:line>
          <draw:line draw:style-name="gr1" draw:text-style-name="P1" draw:layer="layout" svg:x1="18.4cm" svg:y1="6.394cm" svg:x2="18.4cm" svg:y2="7cm">
            <text:p/>
          </draw:line>
          <draw:line draw:style-name="gr1" draw:text-style-name="P1" draw:layer="layout" svg:x1="17.733cm" svg:y1="6.394cm" svg:x2="17.733cm" svg:y2="7cm">
            <text:p/>
          </draw:line>
          <draw:line draw:style-name="gr1" draw:text-style-name="P1" draw:layer="layout" svg:x1="17.067cm" svg:y1="6.394cm" svg:x2="17.067cm" svg:y2="7cm">
            <text:p/>
          </draw:line>
        </draw:g>
        <draw:g>
          <draw:line draw:style-name="gr1" draw:text-style-name="P1" draw:layer="layout" svg:x1="16.4cm" svg:y1="10.4cm" svg:x2="20.4cm" svg:y2="10.4cm">
            <text:p/>
          </draw:line>
          <draw:line draw:style-name="gr1" draw:text-style-name="P1" draw:layer="layout" svg:x1="16.4cm" svg:y1="11.006cm" svg:x2="20.4cm" svg:y2="11.006cm">
            <text:p/>
          </draw:line>
          <draw:line draw:style-name="gr1" draw:text-style-name="P1" draw:layer="layout" svg:x1="20.4cm" svg:y1="10.4cm" svg:x2="20.4cm" svg:y2="11.006cm">
            <text:p/>
          </draw:line>
          <draw:line draw:style-name="gr1" draw:text-style-name="P1" draw:layer="layout" svg:x1="19.733cm" svg:y1="10.4cm" svg:x2="19.733cm" svg:y2="11.006cm">
            <text:p/>
          </draw:line>
          <draw:line draw:style-name="gr1" draw:text-style-name="P1" draw:layer="layout" svg:x1="19.067cm" svg:y1="10.4cm" svg:x2="19.067cm" svg:y2="11.006cm">
            <text:p/>
          </draw:line>
          <draw:line draw:style-name="gr1" draw:text-style-name="P1" draw:layer="layout" svg:x1="18.4cm" svg:y1="10.4cm" svg:x2="18.4cm" svg:y2="11.006cm">
            <text:p/>
          </draw:line>
          <draw:line draw:style-name="gr1" draw:text-style-name="P1" draw:layer="layout" svg:x1="17.733cm" svg:y1="10.4cm" svg:x2="17.733cm" svg:y2="11.006cm">
            <text:p/>
          </draw:line>
          <draw:line draw:style-name="gr1" draw:text-style-name="P1" draw:layer="layout" svg:x1="17.067cm" svg:y1="10.4cm" svg:x2="17.067cm" svg:y2="11.006cm">
            <text:p/>
          </draw:line>
        </draw:g>
        <draw:g>
          <draw:line draw:style-name="gr1" draw:text-style-name="P1" draw:layer="layout" svg:x1="16.4cm" svg:y1="14.394cm" svg:x2="20.4cm" svg:y2="14.394cm">
            <text:p/>
          </draw:line>
          <draw:line draw:style-name="gr1" draw:text-style-name="P1" draw:layer="layout" svg:x1="16.4cm" svg:y1="15cm" svg:x2="20.4cm" svg:y2="15cm">
            <text:p/>
          </draw:line>
          <draw:line draw:style-name="gr1" draw:text-style-name="P1" draw:layer="layout" svg:x1="20.4cm" svg:y1="14.394cm" svg:x2="20.4cm" svg:y2="15cm">
            <text:p/>
          </draw:line>
          <draw:line draw:style-name="gr1" draw:text-style-name="P1" draw:layer="layout" svg:x1="19.733cm" svg:y1="14.394cm" svg:x2="19.733cm" svg:y2="15cm">
            <text:p/>
          </draw:line>
          <draw:line draw:style-name="gr1" draw:text-style-name="P1" draw:layer="layout" svg:x1="19.067cm" svg:y1="14.394cm" svg:x2="19.067cm" svg:y2="15cm">
            <text:p/>
          </draw:line>
          <draw:line draw:style-name="gr1" draw:text-style-name="P1" draw:layer="layout" svg:x1="18.4cm" svg:y1="14.394cm" svg:x2="18.4cm" svg:y2="15cm">
            <text:p/>
          </draw:line>
          <draw:line draw:style-name="gr1" draw:text-style-name="P1" draw:layer="layout" svg:x1="17.733cm" svg:y1="14.394cm" svg:x2="17.733cm" svg:y2="15cm">
            <text:p/>
          </draw:line>
          <draw:line draw:style-name="gr1" draw:text-style-name="P1" draw:layer="layout" svg:x1="17.067cm" svg:y1="14.394cm" svg:x2="17.067cm" svg:y2="15cm">
            <text:p/>
          </draw:line>
        </draw:g>
        <draw:path draw:style-name="gr4" draw:text-style-name="P1" draw:layer="layout" svg:width="0.818cm" svg:height="0.465cm" draw:transform="rotate (-0.676664150998202) translate (20.4534113323008cm 10.6708509343192cm)" svg:viewBox="0 0 819 466" svg:d="M0 37c394-158 587 225 819 429">
          <text:p/>
        </draw:path>
        <draw:path draw:style-name="gr5" draw:text-style-name="P1" draw:layer="layout" svg:width="0.975cm" svg:height="0.747cm" draw:transform="rotate (-2.46492850259159) translate (16.8209897193438cm 3.33080431393034cm)" svg:viewBox="0 0 976 748" svg:d="M0 709c351 147 607-152 806-371l141-260 29-78">
          <text:p/>
        </draw:path>
        <draw:path draw:style-name="gr5" draw:text-style-name="P1" draw:layer="layout" svg:width="0.975cm" svg:height="0.747cm" draw:transform="rotate (-2.46492850259159) translate (16.8699897193438cm 7.17280431393034cm)" svg:viewBox="0 0 976 748" svg:d="M0 709c351 147 607-152 806-371l141-260 29-78">
          <text:p/>
        </draw:path>
        <draw:path draw:style-name="gr5" draw:text-style-name="P1" draw:layer="layout" svg:width="0.975cm" svg:height="0.747cm" draw:transform="rotate (-2.46492850259159) translate (16.8399897193438cm 11.1888043139303cm)" svg:viewBox="0 0 976 748" svg:d="M0 709c351 147 607-152 806-371l141-260 29-78">
          <text:p/>
        </draw:path>
        <draw:path draw:style-name="gr5" draw:text-style-name="P1" draw:layer="layout" svg:width="0.975cm" svg:height="0.747cm" draw:transform="rotate (-2.46492850259159) translate (16.8399897193438cm 15.1888043139303cm)" svg:viewBox="0 0 976 748" svg:d="M0 709c351 147 607-152 806-371l141-260 29-78">
          <text:p/>
        </draw:path>
        <draw:path draw:style-name="gr4" draw:text-style-name="P1" draw:layer="layout" svg:width="0.818cm" svg:height="0.465cm" draw:transform="rotate (-0.676664150998202) translate (20.4534113323008cm 6.67085093431918cm)" svg:viewBox="0 0 819 466" svg:d="M0 37c394-158 587 225 819 429">
          <text:p/>
        </draw:path>
        <draw:path draw:style-name="gr4" draw:text-style-name="P1" draw:layer="layout" svg:width="0.818cm" svg:height="0.465cm" draw:transform="rotate (-0.676664150998202) translate (20.4854113323008cm 2.69685093431918cm)" svg:viewBox="0 0 819 466" svg:d="M0 37c394-158 587 225 819 429">
          <text:p/>
        </draw:path>
        <draw:path draw:style-name="gr4" draw:text-style-name="P1" draw:layer="layout" svg:width="0.818cm" svg:height="0.465cm" draw:transform="rotate (-0.676664150998202) translate (20.4534113323008cm 14.7238509343192cm)" svg:viewBox="0 0 819 466" svg:d="M0 37c394-158 587 225 819 429">
          <text:p/>
        </draw:path>
        <draw:custom-shape draw:style-name="gr6" draw:text-style-name="P4" draw:layer="layout" svg:width="5cm" svg:height="2.474cm" svg:x="16.021cm" svg:y="3.526cm">
          <text:p text:style-name="P3"><text:span text:style-name="T1">ASL Workflow Engine</text:span></text:p>
          <text:p text:style-name="P3"><text:span text:style-name="T1">Instance 1</text:span></text:p>
          <text:p text:style-name="P3"><text:span text:style-name="T1"/></text:p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5cm" svg:height="2.5cm" svg:x="16cm" svg:y="7.5cm">
          <text:p text:style-name="P3"><text:span text:style-name="T1">ASL Workflow Engine</text:span></text:p>
          <text:p text:style-name="P3"><text:span text:style-name="T1">Instance 2</text:span></text:p>
          <text:p text:style-name="P3"><text:span text:style-name="T1"/></text:p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5cm" svg:height="2.458cm" svg:x="16cm" svg:y="11.542cm">
          <text:p text:style-name="P3"><text:span text:style-name="T1">ASL Workflow Engine</text:span></text:p>
          <text:p text:style-name="P3"><text:span text:style-name="T1">Instance 3</text:span></text:p>
          <text:p text:style-name="P3"><text:span text:style-name="T1"/></text:p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5cm" svg:height="2.4cm" svg:x="16cm" svg:y="15.6cm">
          <text:p text:style-name="P3"><text:span text:style-name="T1">ASL Workflow Engine</text:span></text:p>
          <text:p text:style-name="P3"><text:span text:style-name="T1">Instance N</text:span></text:p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5cm" svg:height="2cm" svg:x="23.7cm" svg:y="7.5cm">
          <text:p text:style-name="P3"><text:span text:style-name="T1">Red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1cm" svg:y1="8.5cm" svg:x2="23.7cm" svg:y2="8.5cm">
          <text:p/>
        </draw:line>
        <draw:line draw:style-name="gr3" draw:text-style-name="P1" draw:layer="layout" svg:x1="21cm" svg:y1="4.6cm" svg:x2="23.7cm" svg:y2="8.2cm">
          <text:p/>
        </draw:line>
        <draw:line draw:style-name="gr3" draw:text-style-name="P1" draw:layer="layout" svg:x1="21cm" svg:y1="12.6cm" svg:x2="23.7cm" svg:y2="8.8cm">
          <text:p/>
        </draw:line>
        <draw:line draw:style-name="gr3" draw:text-style-name="P1" draw:layer="layout" svg:x1="21cm" svg:y1="16.7cm" svg:x2="23.7cm" svg:y2="9.2cm">
          <text:p/>
        </draw:line>
        <draw:custom-shape draw:style-name="gr11" draw:text-style-name="P4" draw:layer="layout" svg:width="1.7cm" svg:height="1.1cm" svg:x="16.2cm" svg:y="8.8cm">
          <text:p text:style-name="P3"><text:span text:style-name="T1">REST</text:span></text:p>
          <text:p text:style-name="P3"><text:span text:style-name="T1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1.7cm" svg:height="1.1cm" svg:x="16.2cm" svg:y="4.8cm">
          <text:p text:style-name="P3"><text:span text:style-name="T1">REST</text:span></text:p>
          <text:p text:style-name="P3"><text:span text:style-name="T1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1.7cm" svg:height="1.1cm" svg:x="16.2cm" svg:y="12.8cm">
          <text:p text:style-name="P3"><text:span text:style-name="T1">REST</text:span></text:p>
          <text:p text:style-name="P3"><text:span text:style-name="T1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1.7cm" svg:height="1.1cm" svg:x="16.232cm" svg:y="16.774cm">
          <text:p text:style-name="P3"><text:span text:style-name="T1">REST</text:span></text:p>
          <text:p text:style-name="P3"><text:span text:style-name="T1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5.7cm" svg:y1="17.4cm" svg:x2="16.2cm" svg:y2="17.4cm">
          <text:p/>
        </draw:line>
        <draw:line draw:style-name="gr12" draw:text-style-name="P1" draw:layer="layout" svg:x1="6cm" svg:y1="13.4cm" svg:x2="16.2cm" svg:y2="13.4cm">
          <text:p/>
        </draw:line>
        <draw:line draw:style-name="gr12" draw:text-style-name="P1" draw:layer="layout" svg:x1="6.4cm" svg:y1="9.4cm" svg:x2="16.2cm" svg:y2="9.4cm">
          <text:p/>
        </draw:line>
        <draw:line draw:style-name="gr12" draw:text-style-name="P1" draw:layer="layout" svg:x1="5.7cm" svg:y1="5.4cm" svg:x2="16.2cm" svg:y2="5.4cm">
          <text:p/>
        </draw:line>
        <draw:line draw:style-name="gr13" draw:text-style-name="P1" draw:layer="layout" svg:x1="6.4cm" svg:y1="8.8cm" svg:x2="6.9cm" svg:y2="8.826cm">
          <text:p/>
        </draw:line>
        <draw:line draw:style-name="gr13" draw:text-style-name="P1" draw:layer="layout" svg:x1="6.1cm" svg:y1="8.6cm" svg:x2="6.9cm" svg:y2="8.6cm">
          <text:p/>
        </draw:line>
        <draw:line draw:style-name="gr13" draw:text-style-name="P1" draw:layer="layout" svg:x1="5.7cm" svg:y1="8.4cm" svg:x2="6.9cm" svg:y2="8.4cm">
          <text:p/>
        </draw:line>
        <draw:line draw:style-name="gr13" draw:text-style-name="P1" draw:layer="layout" svg:x1="5.7cm" svg:y1="8.2cm" svg:x2="6.9cm" svg:y2="8.2cm">
          <text:p/>
        </draw:line>
        <draw:line draw:style-name="gr12" draw:text-style-name="P1" draw:layer="layout" svg:x1="6.4cm" svg:y1="8.8cm" svg:x2="6.4cm" svg:y2="9.4cm">
          <text:p/>
        </draw:line>
        <draw:line draw:style-name="gr12" draw:text-style-name="P1" draw:layer="layout" svg:x1="5.7cm" svg:y1="8.4cm" svg:x2="5.7cm" svg:y2="17.4cm">
          <text:p/>
        </draw:line>
        <draw:line draw:style-name="gr12" draw:text-style-name="P1" draw:layer="layout" svg:x1="5.7cm" svg:y1="5.4cm" svg:x2="5.7cm" svg:y2="8.2cm">
          <text:p/>
        </draw:line>
        <draw:line draw:style-name="gr12" draw:text-style-name="P1" draw:layer="layout" svg:x1="6.047cm" svg:y1="8.6cm" svg:x2="6cm" svg:y2="1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ser Adams</meta:initial-creator>
    <meta:creation-date>2017-12-29T12:41:13.637165474</meta:creation-date>
    <meta:generator>LibreOffice/5.0.3.2$Linux_X86_64 LibreOffice_project/00m0$Build-2</meta:generator>
    <dc:date>2020-06-09T13:39:03.451350814</dc:date>
    <dc:creator>Fraser Adams</dc:creator>
    <meta:editing-duration>PT1H29M11S</meta:editing-duration>
    <meta:editing-cycles>25</meta:editing-cycles>
    <meta:document-statistic meta:object-count="82"/>
  </office:meta>
</office:document-meta>
</file>